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size="12.000000000000000pt"/>
    </style:style>
    <style:style style:name="P1" style:family="paragraph">
      <style:paragraph-properties fo:text-align="center" style:font-independent-line-spacing="false" style:line-break="strict" style:punctuation-wrap="simple" style:text-autospace="ideograph-alpha" style:writing-mode="lr"/>
      <style:text-properties fo:country="US" fo:font-family="Nimbus Roman No9 L" fo:font-size="24.000000000000000pt" fo:language="en" style:font-family-generic="roman" style:font-pitch="variable" style:use-window-font-color="true"/>
    </style:style>
    <style:style style:name="P2" style:family="paragraph">
      <style:paragraph-properties style:font-independent-line-spacing="false" style:line-break="strict" style:punctuation-wrap="simple" style:text-autospace="ideograph-alpha" style:writing-mode="lr"/>
      <style:text-properties fo:country="US" fo:font-family="Nimbus Roman No9 L" fo:font-size="24.000000000000000pt" fo:language="en" style:font-family-generic="roman" style:font-pitch="variable" style:use-window-font-color="true"/>
    </style:style>
    <style:style style:name="P3" style:family="paragraph">
      <style:paragraph-properties fo:text-align="center"/>
      <style:text-properties fo:color="#000000" fo:font-family="Sans Serif" fo:font-size="12.000000000000000pt"/>
    </style:style>
    <style:style style:name="gr1" style:family="graphic">
      <style:graphic-properties draw:fill="none" draw:stroke="none" fo:margin="0.000000000000000pt" style:wrap="biggest" style:wrap-contour="false" style:wrap-dynamic-threshold="0.000000000000000pt"/>
    </style:style>
    <style:style style:name="gr2" style:family="graphic">
      <style:graphic-properties draw:fill="solid" draw:fill-color="#ffffff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3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4" style:family="graphic">
      <style:graphic-properties draw:fill="none" draw:stroke="solid" draw:stroke-linejoin="bevel" draw:textarea-horizontal-align="center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5" style:family="graphic">
      <style:graphic-properties draw:fill="solid" draw:fill-color="#ffffff" draw:stroke="solid" draw:stroke-linejoin="bevel" draw:textarea-horizontal-align="center" draw:textarea-vertical-align="top" fo:margin="0.000000000000000pt" style:wrap="biggest" style:wrap-contour="false" style:wrap-dynamic-threshold="0.000000000000000pt" svg:fill-rule="nonzero" svg:stroke-color="#000000" svg:stroke-linecap="butt" svg:stroke-opacity="1" svg:stroke-width="1.417325290000000pt"/>
    </style:style>
    <style:style style:name="gr6" style:family="graphic">
      <style:graphic-properties draw:fill="none" draw:marker-end="Arrow_20concave" draw:marker-end-center="false" draw:marker-end-width="9.58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0.720000000000000pt"/>
    </style:style>
    <style:style style:name="gr7" style:family="graphic">
      <style:graphic-properties draw:fill="none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3.379680000000000pt"/>
    </style:style>
    <style:style style:name="gr8" style:family="graphic">
      <style:graphic-properties draw:fill="solid" draw:fill-color="#ffffff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gr9" style:family="graphic">
      <style:graphic-properties draw:fill="none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gr10" style:family="graphic">
      <style:graphic-properties draw:fill="solid" draw:fill-color="#ffffff" draw:stroke="solid" draw:stroke-linejoin="bevel" draw:textarea-horizontal-align="center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11" style:family="graphic">
      <style:graphic-properties draw:fill="none" draw:marker-start="Arrow_20concave" draw:marker-start-center="false" draw:marker-start-width="12.82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2.880000000000000pt"/>
    </style:style>
    <style:style style:name="gr12" style:family="graphic">
      <style:graphic-properties draw:fill="none" draw:marker-end="Arrow_20concave" draw:marker-end-center="false" draw:marker-end-width="12.823951740000000pt" draw:marker-start="Arrow_20concave" draw:marker-start-center="false" draw:marker-start-width="12.82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2.880000000000000pt"/>
    </style:style>
    <style:style style:name="gr13" style:family="graphic">
      <style:graphic-properties draw:fill="none" draw:marker-end="Arrow_20concave" draw:marker-end-center="false" draw:marker-end-width="12.49347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2.659680000000000pt"/>
    </style:style>
    <style:style style:name="gr14" style:family="graphic">
      <style:graphic-properties draw:fill="none" draw:marker-end="Arrow_20concave" draw:marker-end-center="false" draw:marker-end-width="12.82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2.880000000000000pt"/>
    </style:style>
    <style:style style:name="dp2" style:family="drawing-page"/>
  </office:automatic-styles>
  <office:body>
    <office:drawing>
      <draw:page draw:name="page1" draw:id="page1" xml:id="page1" draw:master-page-name="Default1" draw:style-name="dp2">
        <draw:layer-set>
          <draw:layer draw:name=""/>
        </draw:layer-set>
        <draw:g draw:style-name="gr1" xml:id="shape-1" draw:id="shape-1" svg:y="323.15016612000pt">
          <draw:rect draw:style-name="gr2" xml:id="shape-2" draw:id="shape-2" draw:layer="" svg:width="311.81156380000pt" svg:height="99.21277030000pt" svg:x="304.25228770000pt" svg:y="325.9848167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3" xml:id="shape-3" draw:id="shape-3" draw:layer="" svg:width="311.81156380000pt" svg:height="99.21277030000pt" svg:x="304.25228770000pt" svg:y="325.98481670000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4" draw:id="shape-4" svg:y="379.84317772000pt">
          <draw:rect draw:style-name="gr2" xml:id="shape-5" draw:id="shape-5" draw:layer="" svg:width="210.75627062311pt" svg:height="28.34650580000pt" svg:x="389.29180510000pt" svg:y="382.6778283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4" xml:id="shape-6" draw:id="shape-6" draw:layer="" svg:width="210.75627062311pt" svg:height="28.34650580000pt" svg:x="389.29180510000pt" svg:y="382.67782830000pt">
            <draw:glue-point draw:id="4" svg:x="0.50000000000pt" svg:y="0.50000000000pt" draw:align="center"/>
            <draw:glue-point draw:id="5" svg:x="0.50000000000pt" svg:y="0.50000000000pt" draw:align="center"/>
            <text:p text:style-name="P1">To JSON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7" draw:id="shape-7" svg:y="337.32341902000pt">
          <draw:rect draw:style-name="gr2" xml:id="shape-8" draw:id="shape-8" draw:layer="" svg:width="210.70470070005pt" svg:height="33.09771229998pt" svg:x="389.29180510000pt" svg:y="340.1580696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4" xml:id="shape-9" draw:id="shape-9" draw:layer="" svg:width="210.70470070005pt" svg:height="33.09771229998pt" svg:x="389.29180510000pt" svg:y="340.15806960000pt">
            <draw:glue-point draw:id="4" svg:x="0.50000000000pt" svg:y="0.50000000000pt" draw:align="center"/>
            <draw:glue-point draw:id="5" svg:x="0.50000000000pt" svg:y="0.50000000000pt" draw:align="center"/>
            <text:p text:style-name="P1">To RSS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10" draw:id="shape-10" svg:y="223.93739582000pt">
          <draw:rect draw:style-name="gr2" xml:id="shape-11" draw:id="shape-11" draw:layer="" svg:width="311.81156380000pt" svg:height="99.21277030000pt" svg:x="304.25228770000pt" svg:y="226.7720464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4" xml:id="shape-12" draw:id="shape-12" draw:layer="" svg:width="311.81156380000pt" svg:height="99.21277030000pt" svg:x="304.25228770000pt" svg:y="226.77204640000pt">
            <draw:glue-point draw:id="4" svg:x="0.50000000000pt" svg:y="0.50000000000pt" draw:align="center"/>
            <draw:glue-point draw:id="5" svg:x="0.50000000000pt" svg:y="0.50000000000pt" draw:align="center"/>
            <text:p text:style-name="P1">WEB SERVER</text:p>
            <text:p text:style-name="P2"/>
            <text:p text:style-name="P1"><text:s text:c="2"/>Model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custom-shape draw:style-name="gr5" xml:id="shape-13" draw:id="shape-13" draw:name="database" draw:layer="" svg:x="219.21277030000pt" svg:y="236.19098028924pt" svg:width="56.69301160000pt" svg:height="80.37490252152pt">
          <text:p text:style-name="P3"/>
          <text:p text:style-name="P3"/>
          <text:p text:style-name="P3">Base de datos</text:p>
          <draw:enhanced-geometry svg:viewBox="0 0 54 64" draw:modifiers="10" draw:text-areas="0 0 54 64" draw:enhanced-path="M0 0 C18 ?f0 36 ?f0 54 0 L54 64 C36 ?f1 18 ?f1 0 64 L0 0 M?f2 ?f3 C?f4 ?f5 ?f6 ?f5 ?f7 ?f3">
            <draw:equation draw:name="f0" draw:formula="-abs($0)"/>
            <draw:equation draw:name="f1" draw:formula="64 - ?f0"/>
            <draw:equation draw:name="f2" draw:formula="if($0, 54, 0)"/>
            <draw:equation draw:name="f3" draw:formula="if($0, 0, 64)"/>
            <draw:equation draw:name="f4" draw:formula="if($0, 36, 18)"/>
            <draw:equation draw:name="f5" draw:formula="if($0, $0, 64 + $0)"/>
            <draw:equation draw:name="f6" draw:formula="if($0, 18, 36)"/>
            <draw:equation draw:name="f7" draw:formula="if($0, 0, 54)"/>
            <draw:handle draw:handle-position="27 $0" draw:handle-range-x-minimum="-50" draw:handle-range-x-maximum="5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path draw:style-name="gr6" xml:id="shape-14" draw:id="shape-14" draw:layer="" svg:width="141.73300000000pt" svg:height="0.00000000000pt" svg:x="275.90578190000pt" svg:y="297.63831090000pt" svg:viewBox="0 0 142 0" svg:d="M0 0L141.733 0" calligra:nodeTypes="cc">
          <draw:glue-point draw:id="4" svg:x="0.50000000000pt" svg:y="0.50000000000pt" draw:align="center"/>
        </draw:path>
        <draw:path draw:style-name="gr6" xml:id="shape-15" draw:id="shape-15" draw:layer="" svg:width="63.27110112500pt" svg:height="42.04492176680pt" svg:x="354.50291161818pt" svg:y="311.81156380000pt" svg:viewBox="0 0 63 42" svg:d="M63.2711 0C-3.0129 28.0299 -17.2166 42.0449 20.6599 42.0449L20.6599 42.0449" calligra:nodeTypes="ccc">
          <draw:glue-point draw:id="4" svg:x="0.50000000000pt" svg:y="0.50000000000pt" draw:align="center"/>
        </draw:path>
        <draw:path draw:style-name="gr6" xml:id="shape-16" draw:id="shape-16" draw:layer="" svg:width="63.54336704139pt" svg:height="80.07903691172pt" svg:x="354.50291161818pt" svg:y="316.81156380000pt" svg:viewBox="0 0 64 80" svg:d="M63.5434 0C-3.02587 53.386 -17.2907 80.079 20.7488 80.079L20.7488 80.079" calligra:nodeTypes="ccc">
          <draw:glue-point draw:id="4" svg:x="0.50000000000pt" svg:y="0.50000000000pt" draw:align="center"/>
        </draw:path>
        <draw:path draw:style-name="gr7" xml:id="shape-17" draw:id="shape-17" draw:layer="" svg:width="311.81200000000pt" svg:height="0.00000000000pt" svg:x="304.25228770000pt" svg:y="439.37083990000pt" svg:viewBox="0 0 312 0" svg:d="M0 0L311.812 0" calligra:nodeTypes="cc">
          <draw:glue-point draw:id="4" svg:x="0.50000000000pt" svg:y="0.50000000000pt" draw:align="center"/>
        </draw:path>
        <draw:g draw:style-name="gr1" xml:id="shape-18" draw:id="shape-18" svg:y="424.69758700001pt">
          <draw:rect draw:style-name="gr8" xml:id="shape-19" draw:id="shape-19" draw:layer="" svg:width="141.73252899924pt" svg:height="28.34650580000pt" svg:x="630.23710440102pt" svg:y="425.19758700001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9" xml:id="shape-20" draw:id="shape-20" draw:layer="" svg:width="141.73252899924pt" svg:height="28.34650580000pt" svg:x="630.23710440102pt" svg:y="425.19758700001pt">
            <draw:glue-point draw:id="4" svg:x="0.50000000000pt" svg:y="0.50000000000pt" draw:align="center"/>
            <draw:glue-point draw:id="5" svg:x="0.50000000000pt" svg:y="0.50000000000pt" draw:align="center"/>
            <text:p text:style-name="P2">API Consulta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21" draw:id="shape-21" svg:y="493.22920092000pt">
          <draw:rect draw:style-name="gr10" xml:id="shape-22" draw:id="shape-22" draw:layer="" svg:width="141.73252900000pt" svg:height="42.51975870000pt" svg:x="304.25228770000pt" svg:y="496.06385150000pt">
            <draw:glue-point draw:id="4" svg:x="0.50000000000pt" svg:y="0.50000000000pt" draw:align="center"/>
            <draw:glue-point draw:id="5" svg:x="0.50000000000pt" svg:y="0.50000000000pt" draw:align="center"/>
            <text:p text:style-name="P1">Cliente 1</text:p>
          </draw:rect>
          <draw:rect draw:style-name="gr3" xml:id="shape-23" draw:id="shape-23" draw:layer="" svg:width="141.73252900000pt" svg:height="42.51975870000pt" svg:x="304.25228770000pt" svg:y="496.06385150000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24" draw:id="shape-24" svg:y="493.22920092000pt">
          <draw:rect draw:style-name="gr10" xml:id="shape-25" draw:id="shape-25" draw:layer="" svg:width="141.73252900000pt" svg:height="42.51975870000pt" svg:x="474.33132250000pt" svg:y="496.06385150000pt">
            <draw:glue-point draw:id="4" svg:x="0.50000000000pt" svg:y="0.50000000000pt" draw:align="center"/>
            <draw:glue-point draw:id="5" svg:x="0.50000000000pt" svg:y="0.50000000000pt" draw:align="center"/>
            <text:p text:style-name="P1">Cliente 2</text:p>
          </draw:rect>
          <draw:rect draw:style-name="gr3" xml:id="shape-26" draw:id="shape-26" draw:layer="" svg:width="141.73252900000pt" svg:height="42.51975870000pt" svg:x="474.33132250000pt" svg:y="496.06385150000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path draw:style-name="gr11" xml:id="shape-27" draw:id="shape-27" draw:layer="" svg:width="0.00000000000pt" svg:height="56.69300000000pt" svg:x="375.11855220000pt" svg:y="439.37083990000pt" svg:viewBox="0 0 0 57" svg:d="M0 0L0 56.693L0 56.693" calligra:nodeTypes="ccc">
          <draw:glue-point draw:id="4" svg:x="0.50000000000pt" svg:y="0.50000000000pt" draw:align="center"/>
        </draw:path>
        <draw:path draw:style-name="gr11" xml:id="shape-28" draw:id="shape-28" draw:layer="" svg:width="0.00000000000pt" svg:height="56.69300000000pt" svg:x="545.19758700000pt" svg:y="439.37083990000pt" svg:viewBox="0 0 0 57" svg:d="M0 0L0 56.693L0 56.693" calligra:nodeTypes="ccc">
          <draw:glue-point draw:id="4" svg:x="0.50000000000pt" svg:y="0.50000000000pt" draw:align="center"/>
        </draw:path>
        <draw:g draw:style-name="gr1" xml:id="shape-29" draw:id="shape-29" svg:y="467.21734570000pt">
          <draw:rect draw:style-name="gr8" xml:id="shape-30" draw:id="shape-30" draw:layer="" svg:width="70.86626450000pt" svg:height="14.17325290000pt" svg:x="389.29180510000pt" svg:y="467.7173457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9" xml:id="shape-31" draw:id="shape-31" draw:layer="" svg:width="70.86626450000pt" svg:height="14.17325290000pt" svg:x="389.29180510000pt" svg:y="467.71734570000pt">
            <draw:glue-point draw:id="4" svg:x="0.50000000000pt" svg:y="0.50000000000pt" draw:align="center"/>
            <draw:glue-point draw:id="5" svg:x="0.50000000000pt" svg:y="0.50000000000pt" draw:align="center"/>
            <text:p text:style-name="P2"><text:span text:style-name="T1">?format=RSS</text:span>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32" draw:id="shape-32" svg:y="467.21734570000pt">
          <draw:rect draw:style-name="gr8" xml:id="shape-33" draw:id="shape-33" draw:layer="" svg:width="89.97566589996pt" svg:height="14.17325290000pt" svg:x="559.37083990000pt" svg:y="467.7173457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9" xml:id="shape-34" draw:id="shape-34" draw:layer="" svg:width="89.97566589996pt" svg:height="14.17325290000pt" svg:x="559.37083990000pt" svg:y="467.71734570000pt">
            <draw:glue-point draw:id="4" svg:x="0.50000000000pt" svg:y="0.50000000000pt" draw:align="center"/>
            <draw:glue-point draw:id="5" svg:x="0.50000000000pt" svg:y="0.50000000000pt" draw:align="center"/>
            <text:p text:style-name="P2"><text:span text:style-name="T1">?format=JSON</text:span>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35" draw:id="shape-35" svg:y="124.72462552000pt">
          <draw:rect draw:style-name="gr10" xml:id="shape-36" draw:id="shape-36" draw:layer="" svg:width="141.73252900000pt" svg:height="42.51975870000pt" svg:x="89.25228770000pt" svg:y="127.55927610000pt">
            <draw:glue-point draw:id="4" svg:x="0.50000000000pt" svg:y="0.50000000000pt" draw:align="center"/>
            <draw:glue-point draw:id="5" svg:x="0.50000000000pt" svg:y="0.50000000000pt" draw:align="center"/>
            <text:p text:style-name="P1">Scraper 1</text:p>
          </draw:rect>
          <draw:rect draw:style-name="gr3" xml:id="shape-37" draw:id="shape-37" draw:layer="" svg:width="141.73252900000pt" svg:height="42.51975870000pt" svg:x="89.25228770000pt" svg:y="127.55927610000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38" draw:id="shape-38" svg:y="124.72462552000pt">
          <draw:rect draw:style-name="gr2" xml:id="shape-39" draw:id="shape-39" draw:layer="" svg:width="141.45444528153pt" svg:height="42.51975870000pt" svg:x="259.33132250000pt" svg:y="127.5592761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4" xml:id="shape-40" draw:id="shape-40" draw:layer="" svg:width="141.45444528153pt" svg:height="42.51975870000pt" svg:x="259.33132250000pt" svg:y="127.55927610000pt">
            <draw:glue-point draw:id="4" svg:x="0.50000000000pt" svg:y="0.50000000000pt" draw:align="center"/>
            <draw:glue-point draw:id="5" svg:x="0.50000000000pt" svg:y="0.50000000000pt" draw:align="center"/>
            <text:p text:style-name="P1">Scraper 2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41" draw:id="shape-41" svg:y="39.68510812000pt">
          <draw:rect draw:style-name="gr2" xml:id="shape-42" draw:id="shape-42" draw:layer="" svg:width="141.73252900000pt" svg:height="42.51975870000pt" svg:x="89.25228770000pt" svg:y="42.5197587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4" xml:id="shape-43" draw:id="shape-43" draw:layer="" svg:width="141.73252900000pt" svg:height="42.51975870000pt" svg:x="89.25228770000pt" svg:y="42.51975870000pt">
            <draw:glue-point draw:id="4" svg:x="0.50000000000pt" svg:y="0.50000000000pt" draw:align="center"/>
            <draw:glue-point draw:id="5" svg:x="0.50000000000pt" svg:y="0.50000000000pt" draw:align="center"/>
            <text:p text:style-name="P1">Web 1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44" draw:id="shape-44" svg:y="39.68510812000pt">
          <draw:rect draw:style-name="gr10" xml:id="shape-45" draw:id="shape-45" draw:layer="" svg:width="141.73252900000pt" svg:height="42.51975870000pt" svg:x="259.33132250000pt" svg:y="42.51975870000pt">
            <draw:glue-point draw:id="4" svg:x="0.50000000000pt" svg:y="0.50000000000pt" draw:align="center"/>
            <draw:glue-point draw:id="5" svg:x="0.50000000000pt" svg:y="0.50000000000pt" draw:align="center"/>
            <text:p text:style-name="P1">Web 2</text:p>
          </draw:rect>
          <draw:rect draw:style-name="gr3" xml:id="shape-46" draw:id="shape-46" draw:layer="" svg:width="141.73252900000pt" svg:height="42.51975870000pt" svg:x="259.33132250000pt" svg:y="42.51975870000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path draw:style-name="gr12" xml:id="shape-47" draw:id="shape-47" draw:layer="" svg:width="0.00000000000pt" svg:height="42.51980000000pt" svg:x="160.11855220000pt" svg:y="85.03951740000pt" svg:viewBox="0 0 0 43" svg:d="M0 0L0 42.5198" calligra:nodeTypes="cc">
          <draw:glue-point draw:id="4" svg:x="0.50000000000pt" svg:y="0.50000000000pt" draw:align="center"/>
        </draw:path>
        <draw:path draw:style-name="gr12" xml:id="shape-48" draw:id="shape-48" draw:layer="" svg:width="0.00000000000pt" svg:height="42.51980000000pt" svg:x="330.19758700000pt" svg:y="85.03951740000pt" svg:viewBox="0 0 0 43" svg:d="M0 0L0 42.5198" calligra:nodeTypes="cc">
          <draw:glue-point draw:id="4" svg:x="0.50000000000pt" svg:y="0.50000000000pt" draw:align="center"/>
        </draw:path>
        <draw:path draw:style-name="gr13" xml:id="shape-49" draw:id="shape-49" draw:layer="" svg:width="70.86626450000pt" svg:height="56.69301160000pt" svg:x="155.90578190000pt" svg:y="170.07903480000pt" svg:viewBox="0 0 71 57" svg:d="M0 0C0 0 23.6221 18.8977 70.8663 56.693" calligra:nodeTypes="cc">
          <draw:glue-point draw:id="4" svg:x="0.50000000000pt" svg:y="0.50000000000pt" draw:align="center"/>
        </draw:path>
        <draw:path draw:style-name="gr14" xml:id="shape-50" draw:id="shape-50" draw:layer="" svg:width="56.69301160000pt" svg:height="56.69301160000pt" svg:x="269.29180510000pt" svg:y="170.07903480000pt" svg:viewBox="0 0 57 57" svg:d="M56.693 0L0 56.693" calligra:nodeTypes="cc">
          <draw:glue-point draw:id="4" svg:x="0.50000000000pt" svg:y="0.50000000000pt" draw:align="center"/>
        </draw:path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draw:marker draw:name="Arrow_20concave" draw:display-name="Arrow concave" svg:d="M1013 1491l118 89-567-1580-564 1580 114-85 136-68 148-46 161-17 161 13 153 46z" svg:viewBox="0 0 1131 1580"/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dp1" style:family="drawing-page"/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28.080000000000002pt" fo:padding="0.000000000000000pt" fo:page-height="595.276621799999930pt" fo:page-width="841.891222259999950pt" style:print-orientation="landscape"/>
    </style:page-layout>
  </office:automatic-styles>
  <office:master-styles>
    <style:master-page style:name="Default1" draw:style-name="dp1" style:display-name="empty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/>
    <meta:initial-creator>Unknown</meta:initial-creator>
    <meta:editing-cycles>3</meta:editing-cycles>
    <dc:date>2017-07-25T19:17:11</dc:date>
    <meta:creation-date>2013-01-19T15:30:17</meta:creation-date>
    <dc:creator>Daniel Trujillo Viedma</dc:creator>
  </office:meta>
</office:document-meta>
</file>